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900000252D0FB2C8A82EFAC38.png" manifest:media-type="image/png"/>
  <manifest:file-entry manifest:full-path="Pictures/1000000100000329000002525A883B65E58579E4.png" manifest:media-type="image/png"/>
  <manifest:file-entry manifest:full-path="Pictures/1000000100000329000002522F7EAEE3D28D31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1.404cm" svg:height="15.715cm" svg:x="2.338cm" svg:y="2.158cm">
          <draw:image xlink:href="Pictures/1000000100000329000002522F7EAEE3D28D3153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1.404cm" svg:height="15.715cm" svg:x="2.093cm" svg:y="1.738cm">
          <draw:image xlink:href="Pictures/1000000100000329000002525A883B65E58579E4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1.404cm" svg:height="15.715cm" svg:x="2.093cm" svg:y="1.738cm">
          <draw:image xlink:href="Pictures/100000010000032900000252D0FB2C8A82EFAC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4T01:47:47.218844377</dc:date>
    <meta:editing-duration>PT2M27S</meta:editing-duration>
    <meta:editing-cycles>1</meta:editing-cycles>
    <meta:generator>LibreOffice/7.3.2.2$Linux_X86_64 LibreOffice_project/30$Build-2</meta:generator>
    <meta:document-statistic meta:object-count="3"/>
  </office:meta>
</office:document-meta>
</file>